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5pt solid #000000" fo:border-right="none" fo:border-top="0.05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Table13" style:family="table">
      <style:table-properties style:width="6.9854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357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0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1pt solid #000000" fo:border-bottom="0.05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0.05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0.05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05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5pt solid #000000" fo:border-right="1pt solid #000000" fo:border-top="0.05pt solid #000000" fo:border-bottom="1pt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Heading_20_1">
      <style:paragraph-properties fo:text-align="center" style:justify-single-word="fals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ssociated an Image to an Album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3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Associated an Image to an Album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Julian Nguyen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Actor will associated an Image or Images to an existing Album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12026008142" text:style-name="L1">
              <text:list-item>
                <text:p text:style-name="P8">PhotoBomber is at the Album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16154185541" text:style-name="L2">
              <text:list-item>
                <text:p text:style-name="P7">An Image or Images will be added to an existing Album if and only if the Image or Images are not aready associated to that Alubm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11274807281" text:style-name="L3">
              <text:list-item>
                <text:p text:style-name="P9">The Actor single clicks on the plus symbol in the Album View dock.</text:p>
              </text:list-item>
              <text:list-item>
                <text:p text:style-name="P9">A filechooser will appear and the Actor will choose the Image file or files they wish to associated to the Album.</text:p>
              </text:list-item>
              <text:list-item>
                <text:p text:style-name="P9">The Actor single clicks the button labeled 'Open'.</text:p>
              </text:list-item>
              <text:list-item>
                <text:p text:style-name="P9">A progress bar will appear at the bottem left of the window denoting the progress of the Image association to the Album.(E1)</text:p>
              </text:list-item>
              <text:list-item>
                <text:p text:style-name="P9">After the association is complete, a report dialog will will appear stating 'X Images were associated to this album.&lt;br&gt; Y <text:s/>images were skipped for they are already in this album.' Such that X is the number of new Images associated to Album and Y is the number of Imags not associated to the album.</text:p>
              </text:list-item>
              <text:list-item>
                <text:p text:style-name="P9">The Actor can end this use case at anyti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p text:style-name="P11"/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824966730" text:style-name="L5">
              <text:list-item>
                <text:p text:style-name="P10">If PhotoBomber failed to import the Images that the Actor wishs to associated to that Album, then PhotoBomber will display 'PhotoBomber failed to import the Image(s).'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The hardwear that PhotoBomber is running on has enough secondary storage to hold all the Images to be associated to the Album.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16:29:37</dc:date>
    <meta:editing-duration>PT1H37M44S</meta:editing-duration>
    <meta:editing-cycles>10</meta:editing-cycles>
    <meta:generator>LibreOffice/3.5$Linux_X86_64 LibreOffice_project/350m1$Build-2</meta:generator>
    <dc:creator>CodeMoreBetter </dc:creator>
    <meta:document-statistic meta:table-count="2" meta:image-count="0" meta:object-count="0" meta:page-count="1" meta:paragraph-count="44" meta:word-count="293" meta:character-count="1661" meta:non-whitespace-character-count="1420"/>
  </office:meta>
</office:document-meta>
</file>